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o Desafio Pesquisador 2020</text:p>
      <text:p text:style-name="P5">Mohammad Basciri Nimer Hammad</text:p>
      <text:p text:style-name="P5">mohammadbascirinimerhammad@gmail.com</text:p>
      <text:p text:style-name="P3"/>
      <text:p text:style-name="P4">Introdução</text:p>
      <text:p text:style-name="P2"><text:tab/>A classificação de dados para correlacionar informações existentes e a partir disso gerar o conhecimento que será usado para melhorar processos a serem mais eficientes. Ao ter realizado este desafio recordo do trabalho em desenvolver meu TCC no bacharelado em Ciência da Computação com o título “<text:span text:style-name="T2">Mineração e construção de corpus léxicos na área da Ciência Cognitiva usando técnicas de inteligência artificial</text:span>” na qual teve que ser utilizado ferramentas para processamento de textos para classificação de dados e a consequente criação de modelos léxicos.</text:p>
      <text:p text:style-name="P2"><text:tab/></text:p>
      <text:p text:style-name="P4">Metodologia</text:p>
      <text:list xml:id="list6709699162531628419" text:style-name="L1">
        <text:list-item>
          <text:list>
            <text:list-item>
              <text:p text:style-name="P7">Estudo das ferramentas a ser utilizados nesse desafio como python, pandas e nltk.</text:p>
            </text:list-item>
          </text:list>
        </text:list-item>
      </text:list>
      <text:list xml:id="list2706367748879260136" text:style-name="L2">
        <text:list-item>
          <text:list>
            <text:list-item>
              <text:p text:style-name="P8">Extração de informações em formato CSV a serem usados como base de estudo.</text:p>
            </text:list-item>
            <text:list-item>
              <text:p text:style-name="P8">Pré-processamento dos e-mails </text:p>
              <text:p text:style-name="P8"><text:s/>→ Extração e limpeza de dados:</text:p>
              <text:list>
                <text:list-header>
                  <text:p text:style-name="P8">a - Tokenização: Decompõe o texto em termos.</text:p>
                  <text:p text:style-name="P8">b - Limpeza: Remoções de “<text:span text:style-name="T1">Stop-Words</text:span>” (lista de palavras funcionais como preposições, artigos, etc.)</text:p>
                  <text:p text:style-name="P8">c - Stemming: Processo de redução das palavras em seus radicais. Ex: “funcionamento” em “<text:span text:style-name="T3">funcionar</text:span>”.</text:p>
                </text:list-header>
              </text:list>
            </text:list-item>
          </text:list>
        </text:list-item>
      </text:list>
      <text:p text:style-name="P2"/>
      <text:p text:style-name="P2"><text:tab/> <text:s text:c="6"/>→ Contagem dos Termos de cada e-mail.</text:p>
      <text:p text:style-name="P2"><text:tab/> <text:s text:c="6"/>→ Cálculo de Frequência em cada e-mail.</text:p>
      <text:list xml:id="list22388672" text:continue-numbering="true" text:style-name="L2">
        <text:list-item>
          <text:list>
            <text:list-item>
              <text:p text:style-name="P8">Processamento dos dados: Nessa etapa é desenvolvido o classificador de fato. Podendo usar diversas ferramentas como Clustering, KNN, Árvores de Decisão, etc. Nesse trabalho iremos usar o modelo TF-IDF <text:s/>(Term Frequency — Inverse Document Frequency ).</text:p>
            </text:list-item>
            <text:list-item>
              <text:p text:style-name="P8">Construção do treinamento usando os dados do arquivo CSV.</text:p>
            </text:list-item>
            <text:list-item>
              <text:p text:style-name="P8">Testando com novos dados.</text:p>
            </text:list-item>
          </text:list>
        </text:list-item>
      </text:list>
      <text:p text:style-name="P2"/>
      <text:p text:style-name="P4">Resultados</text:p>
      <text:p text:style-name="P2"><text:tab/></text:p>
      <text:p text:style-name="P4">Conclusão</text:p>
      <text:p text:style-name="P10"><text:tab/>Foi testado algumas frases e o resultado foi satisfatório. Foi testado as palavras que mais apareceram como spam, mas em uma mensagem comum para testar se o classificador não estaria classificando apenas nas palavras anteriores fora de contexto e o classificador na maioria das vezes não classificou incorretamente. Ainda sim, o classificador da forma que foi feita poderia ter sido usado outros algoritmos como Naive-Bayes que é o mais ideal para este tipo de classificação.</text:p>
      <text:p text:style-name="P2"/>
      <text:p text:style-name="P4">Referências</text:p>
      <text:p text:style-name="P2">Hammad, Mohammad B. Nimer. <text:span text:style-name="T4">Mineração e construção de corpus léxicos na área da Ciência Cognitiva usando técnicas de inteligência artificial</text:span><text:span text:style-name="T5">. Online; Acessado em 23 de fevereiro, https://drive.google.com/drive/folders/1TAj9UeZckuF3dZYvhyctGCnVhhGZj0Z0</text:span></text:p>
      <text:p text:style-name="P2"/>
      <text:p text:style-name="P2">https://towardsdatascience.com/spam-or-ham-introduction-to-natural-language-processing-part-2-a0093185aeb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hammad Hammad</meta:initial-creator>
    <meta:creation-date>2020-02-22T19:11:03.24</meta:creation-date>
    <dc:date>2020-02-24T02:17:13.90</dc:date>
    <dc:creator>Mohammad Hammad</dc:creator>
    <meta:editing-duration>PT3H10M59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1" meta:paragraph-count="26" meta:word-count="347" meta:character-count="2434"/>
  </office:meta>
</office:document-meta>
</file>